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65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252in"/>
    </style:style>
    <style:style style:name="co7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am_play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team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Himej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Kiku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No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Muka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Ch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Kan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Tachi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Dem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Yasunag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Mizuguc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Tsuts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Tomo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Marud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Ishiza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Koz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Reig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tsuha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bura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Ningy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buray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Inoshi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iw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yo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e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agatom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Ki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En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Mukumo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hi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Jira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hiota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Da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nuk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biy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Fukaz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mor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k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Oshi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bu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ora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umitan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kan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tsushig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z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Jiku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oh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bay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iwa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gari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aa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dezaam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ta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ta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dezaam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ur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Takesh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Nishiga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ado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id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Hir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Utag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buch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Puro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em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k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Goy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Sak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rin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Toff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Gensu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uss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Ass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bator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teera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masu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biru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Haij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Michib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Ko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Kakeya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Atsu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ator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teera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masu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iru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urinp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arakuu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maar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u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zak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ss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ru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ad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in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on'yu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'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roz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ner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azu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bian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paru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marroo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Amaran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rattei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de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o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jj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mantei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koop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oraia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paid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iraf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abi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jj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iit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eir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rik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ate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ni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ik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bii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kid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e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ai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b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bo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am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ed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ie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enrik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resan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uzepp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ii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koo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furan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ndo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uroo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kuru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pii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ien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nu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dein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jei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suran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ened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bure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en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e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aik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jinisuk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nda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ikka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esukab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ada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zak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Djam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ii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reez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Midorik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Djam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なりきり戦隊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なりきり戦隊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pii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Zaih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チーム・カノン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a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a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dorag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Bianc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ukopi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yans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ri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apurik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ajit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taur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Yokom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Hiram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Fukurog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Neko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its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was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n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biisu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un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ri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Niig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wa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iyag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un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Tochig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ait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k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bar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Kanagaw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omo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g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if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Fuku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Midorikaw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id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ya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piichic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Risha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biri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ro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tonnii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iiy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emu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Yurin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ich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r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Yamafu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Tokush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ippu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irare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o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urom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Otonag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utefu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Nekket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ei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cheam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fa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ak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w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mat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houk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ub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yuuj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na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Nakazo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Oobay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kag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ma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er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raha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Hiro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hou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Yonkit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otokur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ar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Kaw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suur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In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suu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e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Fuy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or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Nagasa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uma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Miyaz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k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Toku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Waka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Hyoug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o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ag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ma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Yamaguc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ouch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a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koz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Tam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Eno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ge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Wakaiz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hir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una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akibi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hurik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okoh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ehi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asum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zumu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Tokuna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ots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ure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Asak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ai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na-ch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ru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mo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kis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Shi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iiku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kotoch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achiki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u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Futas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ianc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uwah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obot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ama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kura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r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og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M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nsh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Chid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pp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uzu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Waka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ij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hafr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Menka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hu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r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Ryuu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goj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ous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Miku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Imo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Goku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sh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ruk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nz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Chou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onk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zak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ush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hori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i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Muraa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ozak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Taki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as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gyarak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W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ekk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apur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ihe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igu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etsu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anamu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In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akao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Kyo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sakab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izuwat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kumu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ek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uc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a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eig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t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Ag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Fuj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hii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hi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paw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uru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maki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wak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tsuno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a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oshi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anes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nat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ei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uroma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i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hiro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ik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amizu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Nami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u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igas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ahouj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okopell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G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Pa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ra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e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topp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urinse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oru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chuu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Nat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o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Ishitsuku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ma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Toriha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ouk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if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our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iit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inh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Ri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uuz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g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ize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O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unouz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kk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akit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M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kaga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b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ra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tsuk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s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unita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Usa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Mizuh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ir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Namino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Fu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den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ke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aakoiz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hh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pe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Nakatan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Irik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unch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ra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ei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urach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Yoko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チームマサト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jik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Saruwata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nb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Na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hous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eruz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ai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kki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ary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T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As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Fujiw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Kawagu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W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e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en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t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Ou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n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nad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a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Sous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yu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Hana-c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in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Fudouy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hid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a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deb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haf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Nanrik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Yoshi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eki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y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Akar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i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un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it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og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agamin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Tak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ny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Iku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in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Fuk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Yosh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ei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r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uu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ouri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egi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nt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on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Z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kut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ai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Furuf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Teruk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Inom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o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id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eam_tactic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戦国伊賀島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ジェネシ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Quick Time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int Flash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rfect Zone Press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Absolute Knights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Banana Shoot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mazon River Wave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Emperor Road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Quick Time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Dual Typhoon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Andes no Arijigoku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Catenaccio Counter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The Tube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uteki no Yari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Quick Time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lack Thunder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Emperor Road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Perfect Zone Press</text:p>
          </table:table-cell>
        </table:table-row>
      </table:table>
      <table:table table:name="Sheet5" table:style-name="ta1">
        <table:table-column table:style-name="co5" table:default-cell-style-name="ce2"/>
        <table:table-row table:style-name="ro1">
          <table:table-cell office:value-type="string" calcext:value-type="string">
            <text:p>Play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37:35.925694131</meta:creation-date>
    <dc:date>2024-02-09T19:26:34.425320841</dc:date>
    <meta:editing-duration>PT7H51M52S</meta:editing-duration>
    <meta:editing-cycles>62</meta:editing-cycles>
    <meta:generator>LibreOffice/7.3.7.2$Linux_X86_64 LibreOffice_project/30$Build-2</meta:generator>
    <meta:document-statistic meta:table-count="3" meta:cell-count="11884" meta:object-count="0"/>
  </office:meta>
</office:document-meta>
</file>